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639d" officeooo:paragraph-rsid="001663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a e futuro da computação, ou HFC.</text:p>
      <text:p text:style-name="P1">É uma cadeira que se resume em duas coisas : Documentários e apresentações.</text:p>
      <text:p text:style-name="P1">A primeira parte da cadeira são documentários que são vistos na aula, onde são feitos resumos depois de cada episódio em grupo. Os documentários vistos foram:</text:p>
      <text:p text:style-name="P1">. Revolução dos Nerds</text:p>
      <text:p text:style-name="P1">. A bolha da Internet</text:p>
      <text:p text:style-name="P1"/>
      <text:p text:style-name="P1">Depois na segunda parte são sorteados temas para apresentações em grupo. São apresentações breves de 30 minutos e em geral duas ou três por di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9S</meta:editing-duration>
    <meta:editing-cycles>3</meta:editing-cycles>
    <meta:generator>LibreOffice/5.1.6.2$Linux_X86_64 LibreOffice_project/10m0$Build-2</meta:generator>
    <dc:date>2018-10-19T08:57:02.105758179</dc:date>
    <meta:document-statistic meta:table-count="0" meta:image-count="0" meta:object-count="0" meta:page-count="1" meta:paragraph-count="6" meta:word-count="80" meta:character-count="459" meta:non-whitespace-character-count="385"/>
    <meta:user-defined meta:name="Info 1"/>
    <meta:user-defined meta:name="Info 2"/>
    <meta:user-defined meta:name="Info 3"/>
    <meta:user-defined meta:name="Info 4"/>
  </office:meta>
</office:document-meta>
</file>